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onna MT" svg:font-family="'Colonna MT'" style:font-adornments="Regular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685" draw:textarea-horizontal-align="justify" draw:textarea-vertical-align="middle" draw:auto-grow-height="false" fo:min-height="3.912cm" fo:min-width="2.016cm"/>
    </style:style>
    <style:style style:name="gr2" style:family="graphic" style:parent-style-name="standard">
      <style:graphic-properties draw:fill-color="#fff685" draw:textarea-horizontal-align="justify" draw:textarea-vertical-align="middle" draw:auto-grow-height="false" fo:min-height="4.948cm" fo:min-width="1.913cm"/>
    </style:style>
    <style:style style:name="gr3" style:family="graphic" style:parent-style-name="standard">
      <style:graphic-properties draw:fill-color="#bee3d3" draw:textarea-horizontal-align="justify" draw:textarea-vertical-align="middle" draw:auto-grow-height="false" fo:min-height="10.316cm" fo:min-width="5.493cm"/>
    </style:style>
    <style:style style:name="gr4" style:family="graphic" style:parent-style-name="standard">
      <style:graphic-properties draw:stroke="none" svg:stroke-color="#000000" draw:fill="none" draw:fill-color="#ffffff" fo:min-height="1.881cm"/>
    </style:style>
    <style:style style:name="gr5" style:family="graphic" style:parent-style-name="standard">
      <style:graphic-properties draw:stroke="none" draw:fill="none" fo:min-height="1.88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1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0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5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2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8cm" fo:min-width="0.777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standard">
      <style:graphic-properties draw:stroke="none" svg:stroke-color="#000000" draw:fill="none" draw:fill-color="#ffffff" fo:min-height="0.9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73cm"/>
    </style:style>
    <style:style style:name="gr15" style:family="graphic" style:parent-style-name="standard">
      <style:graphic-properties draw:stroke="none" draw:fill="none" fo:min-height="0.797cm"/>
    </style:style>
    <style:style style:name="P1" style:family="paragraph">
      <loext:graphic-properties draw:fill-color="#fff685"/>
      <style:paragraph-properties fo:text-align="center"/>
    </style:style>
    <style:style style:name="P2" style:family="paragraph">
      <loext:graphic-properties draw:fill-color="#bee3d3"/>
      <style:paragraph-properties fo:text-align="center"/>
    </style:style>
    <style:style style:name="P3" style:family="paragraph">
      <loext:graphic-properties draw:fill="none" draw:fill-color="#ffffff"/>
      <style:text-properties style:font-name="Colonna MT" style:font-size-asian="18pt" style:font-size-complex="18pt"/>
    </style:style>
    <style:style style:name="P4" style:family="paragraph">
      <loext:graphic-properties draw:fill="none"/>
      <style:text-properties style:font-name="Colonna M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Colonna MT" fo:font-size="18pt" style:font-size-asian="18pt" style:font-size-complex="18pt"/>
    </style:style>
    <style:style style:name="P8" style:family="paragraph">
      <loext:graphic-properties draw:fill="none" draw:fill-color="#ffffff"/>
      <style:text-properties style:font-name="Colonna MT" fo:font-size="18pt" style:font-size-asian="18pt" style:font-size-complex="18pt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style:font-name="Colonna MT" fo:font-size="48pt" style:font-size-asian="18pt" style:font-size-complex="18pt"/>
    </style:style>
    <style:style style:name="T2" style:family="text">
      <style:text-properties style:font-name="Colonna MT" fo:font-size="18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Liberation Sans1" fo:font-size="18pt" style:font-size-asian="18pt" style:font-size-complex="18pt"/>
    </style:style>
    <style:style style:name="T6" style:family="text">
      <style:text-properties style:font-name="Liberation Sans1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5.884cm" svg:x="14.111cm" svg:y="4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413cm" svg:height="5.198cm" svg:x="2.935cm" svg:y="3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93cm" svg:height="10.566cm" svg:x="7.321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xml:id="id1" draw:id="id1" draw:layer="layout" svg:width="1.524cm" svg:height="2.131cm" svg:x="3.259cm" svg:y="4.16cm">
          <draw:text-box>
            <text:p><text:span text:style-name="T1">P</text:span></text:p>
          </draw:text-box>
        </draw:frame>
        <draw:frame draw:style-name="gr5" draw:text-style-name="P4" xml:id="id4" draw:id="id4" draw:layer="layout" svg:width="1.438cm" svg:height="2.131cm" svg:x="15.355cm" svg:y="8.383cm">
          <draw:text-box>
            <text:p><text:span text:style-name="T1">F</text:span></text:p>
          </draw:text-box>
        </draw:frame>
        <draw:frame draw:style-name="gr6" draw:text-style-name="P5" xml:id="id2" draw:id="id2" draw:layer="layout" svg:width="1.696cm" svg:height="0.962cm" svg:x="9.651cm" svg:y="4.773cm">
          <draw:text-box>
            <text:p>plan</text:p>
          </draw:text-box>
        </draw:frame>
        <draw:frame draw:style-name="gr7" draw:text-style-name="P5" xml:id="id5" draw:id="id5" draw:layer="layout" svg:width="1.522cm" svg:height="0.962cm" svg:x="9.738cm" svg:y="7.894cm">
          <draw:text-box>
            <text:p>plot</text:p>
          </draw:text-box>
        </draw:frame>
        <draw:frame draw:style-name="gr8" draw:text-style-name="P5" xml:id="id3" draw:id="id3" draw:layer="layout" svg:width="2.051cm" svg:height="0.962cm" svg:x="9.774cm" svg:y="10.824cm">
          <draw:text-box>
            <text:p>make</text:p>
          </draw:text-box>
        </draw:frame>
        <draw:frame draw:style-name="gr9" draw:text-style-name="P5" draw:layer="layout" svg:width="2.72cm" svg:height="0.962cm" svg:x="9.139cm" svg:y="2.126cm">
          <draw:text-box>
            <text:p>execute</text:p>
          </draw:text-box>
        </draw:frame>
        <draw:connector draw:style-name="gr10" draw:text-style-name="P6" draw:layer="layout" draw:type="curve" svg:x1="4.021cm" svg:y1="6.291cm" svg:x2="10.499cm" svg:y2="5.735cm" draw:start-shape="id1" draw:start-glue-point="2" draw:end-shape="id2" draw:end-glue-point="2" svg:d="M4021 6291c0 750 6478 1028 6478-556" svg:viewBox="0 0 6479 1157">
          <text:p/>
        </draw:connector>
        <draw:connector draw:style-name="gr10" draw:text-style-name="P6" draw:layer="layout" draw:type="curve" svg:x1="10.499cm" svg:y1="4.773cm" svg:x2="10.499cm" svg:y2="3.035cm" draw:start-shape="id2" draw:start-glue-point="0" svg:d="M10499 4773v-1738" svg:viewBox="0 0 1 1739">
          <text:p/>
        </draw:connector>
        <draw:connector draw:style-name="gr10" draw:text-style-name="P6" draw:layer="layout" draw:type="curve" svg:x1="9.651cm" svg:y1="5.254cm" svg:x2="4.783cm" svg:y2="5.225cm" draw:start-shape="id2" draw:start-glue-point="3" draw:end-shape="id1" draw:end-glue-point="1" svg:d="M9651 5254c-3651 0-1217-29-4868-29" svg:viewBox="0 0 4869 30">
          <text:p/>
        </draw:connector>
        <draw:frame draw:style-name="gr11" draw:text-style-name="P8" xml:id="id6" draw:id="id6" draw:layer="layout" svg:width="1.277cm" svg:height="0.958cm" svg:x="15.381cm" svg:y="6.823cm">
          <draw:text-box>
            <text:p text:style-name="P7"><text:span text:style-name="T2">OP</text:span></text:p>
          </draw:text-box>
        </draw:frame>
        <draw:connector draw:style-name="gr10" draw:text-style-name="P6" draw:layer="layout" draw:type="curve" svg:x1="11.825cm" svg:y1="11.305cm" svg:x2="16.074cm" svg:y2="10.514cm" draw:start-shape="id3" draw:start-glue-point="1" draw:end-shape="id4" draw:end-glue-point="2" svg:d="M11825 11305c2833 0 4249-263 4249-791" svg:viewBox="0 0 4250 792">
          <text:p/>
        </draw:connector>
        <draw:connector draw:style-name="gr10" draw:text-style-name="P6" draw:layer="layout" draw:type="curve" svg:x1="15.355cm" svg:y1="9.448cm" svg:x2="10.499cm" svg:y2="8.856cm" draw:start-shape="id4" draw:start-glue-point="3" draw:end-shape="id5" draw:end-glue-point="2" svg:d="M15355 9448c-3238 0-4856-197-4856-592" svg:viewBox="0 0 4857 593">
          <text:p/>
        </draw:connector>
        <draw:connector draw:style-name="gr10" draw:text-style-name="P6" draw:layer="layout" draw:type="curve" svg:x1="11.26cm" svg:y1="8.375cm" svg:x2="16.019cm" svg:y2="7.781cm" draw:start-shape="id5" draw:start-glue-point="1" draw:end-shape="id6" draw:end-glue-point="2" svg:d="M11260 8375c3173 0 4759-198 4759-594" svg:viewBox="0 0 4760 595">
          <text:p/>
        </draw:connector>
        <draw:connector draw:style-name="gr10" draw:text-style-name="P6" draw:layer="layout" draw:type="curve" svg:x1="16.019cm" svg:y1="6.823cm" svg:x2="11.347cm" svg:y2="5.254cm" draw:start-shape="id6" draw:start-glue-point="0" draw:end-shape="id2" draw:end-glue-point="1" svg:d="M16019 6823c0-1046-1557-1569-4672-1569" svg:viewBox="0 0 4673 1570">
          <text:p/>
        </draw:connector>
        <draw:frame draw:style-name="gr12" draw:text-style-name="P9" draw:layer="layout" svg:width="0.762cm" svg:height="0.962cm" svg:x="12.125cm" svg:y="10.476cm">
          <draw:text-box>
            <text:p><text:span text:style-name="T3">1</text:span></text:p>
          </draw:text-box>
        </draw:frame>
        <draw:frame draw:style-name="gr12" draw:text-style-name="P9" draw:layer="layout" svg:width="0.762cm" svg:height="0.962cm" svg:x="14.525cm" svg:y="8.595cm">
          <draw:text-box>
            <text:p><text:span text:style-name="T3">2</text:span></text:p>
          </draw:text-box>
        </draw:frame>
        <draw:frame draw:style-name="gr12" draw:text-style-name="P9" draw:layer="layout" svg:width="0.762cm" svg:height="0.962cm" svg:x="11.325cm" svg:y="7.366cm">
          <draw:text-box>
            <text:p><text:span text:style-name="T3">3</text:span></text:p>
          </draw:text-box>
        </draw:frame>
        <draw:frame draw:style-name="gr12" draw:text-style-name="P9" draw:layer="layout" svg:width="0.762cm" svg:height="0.962cm" svg:x="14.625cm" svg:y="5.892cm">
          <draw:text-box>
            <text:p><text:span text:style-name="T3">4</text:span></text:p>
          </draw:text-box>
        </draw:frame>
        <draw:frame draw:style-name="gr12" draw:text-style-name="P9" draw:layer="layout" svg:width="0.762cm" svg:height="0.962cm" svg:x="4.325cm" svg:y="5.761cm">
          <draw:text-box>
            <text:p><text:span text:style-name="T3">6</text:span></text:p>
          </draw:text-box>
        </draw:frame>
        <draw:frame draw:style-name="gr12" draw:text-style-name="P9" draw:layer="layout" svg:width="0.762cm" svg:height="0.962cm" svg:x="8.525cm" svg:y="4.335cm">
          <draw:text-box>
            <text:p><text:span text:style-name="T3">5</text:span></text:p>
          </draw:text-box>
        </draw:frame>
        <draw:frame draw:style-name="gr12" draw:text-style-name="P9" draw:layer="layout" svg:width="0.762cm" svg:height="0.962cm" svg:x="10.625cm" svg:y="3.679cm">
          <draw:text-box>
            <text:p><text:span text:style-name="T3">7</text:span></text:p>
          </draw:text-box>
        </draw:frame>
        <draw:frame draw:style-name="gr12" draw:text-style-name="P10" draw:layer="layout" svg:width="3.048cm" svg:height="0.962cm" svg:x="7.332cm" svg:y="11.54cm">
          <draw:text-box>
            <text:p><text:span text:style-name="T4">lib/field</text:span></text:p>
          </draw:text-box>
        </draw:frame>
        <draw:frame draw:style-name="gr13" draw:text-style-name="P5" draw:layer="layout" svg:width="1.524cm" svg:height="1.187cm" svg:x="3.189cm" svg:y="9.647cm">
          <draw:text-box>
            <text:p/>
          </draw:text-box>
        </draw:frame>
        <draw:frame draw:style-name="gr14" draw:text-style-name="P10" draw:layer="layout" svg:width="2.873cm" svg:height="0.962cm" svg:x="2.789cm" svg:y="9.147cm">
          <draw:text-box>
            <text:p><text:span text:style-name="T4">plans/...</text:span></text:p>
          </draw:text-box>
        </draw:frame>
        <draw:frame draw:style-name="gr14" draw:text-style-name="P10" draw:layer="layout" svg:width="2.873cm" svg:height="0.962cm" svg:x="14.29cm" svg:y="3.447cm">
          <draw:text-box>
            <text:p><text:span text:style-name="T4">fields/...</text:span></text:p>
          </draw:text-box>
        </draw:frame>
        <draw:frame draw:style-name="gr15" draw:text-style-name="P11" draw:layer="layout" svg:width="5.151cm" svg:height="1.047cm" svg:x="13.349cm" svg:y="11.234cm">
          <draw:text-box>
            <text:p><text:span text:style-name="T2">F</text:span><text:span text:style-name="T5">: </text:span><text:span text:style-name="T6">field function</text:span></text:p>
          </draw:text-box>
        </draw:frame>
        <draw:frame draw:style-name="gr15" draw:text-style-name="P11" draw:layer="layout" svg:width="5.151cm" svg:height="1.047cm" svg:x="1.75cm" svg:y="11.234cm">
          <draw:text-box>
            <text:p><text:span text:style-name="T2">P</text:span><text:span text:style-name="T5">: </text:span><text:span text:style-name="T6">plan fun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onna MT" svg:font-family="'Colonna MT'" style:font-adornments="Regular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1T19:42:06.300000000</meta:creation-date>
    <dc:date>2021-01-01T12:20:16.668000000</dc:date>
    <meta:editing-duration>PT2H38M25S</meta:editing-duration>
    <meta:editing-cycles>11</meta:editing-cycles>
    <meta:generator>LibreOffice/6.0.4.2$Windows_X86_64 LibreOffice_project/9b0d9b32d5dcda91d2f1a96dc04c645c450872bf</meta:generator>
    <meta:document-statistic meta:object-count="30"/>
  </office:meta>
</office:document-meta>
</file>